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STIXGeneral" svg:font-family="STIXGeneral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1666in"/>
      <style:text-properties fo:color="#000000" fo:language="en" fo:country="US"/>
    </style:style>
    <style:style style:name="P2" style:parent-style-name="Standard" style:family="paragraph">
      <style:paragraph-properties fo:margin-bottom="0.0833in"/>
      <style:text-properties fo:color="#000000" fo:language="en" fo:country="US"/>
    </style:style>
    <style:style style:name="P3" style:parent-style-name="Standard" style:family="paragraph">
      <style:paragraph-properties fo:margin-bottom="0.1951in"/>
    </style:style>
    <style:style style:name="T4" style:parent-style-name="Policepardéfaut" style:family="text">
      <style:text-properties fo:font-weight="bold" style:font-weight-asian="bold" fo:color="#000000" fo:font-size="14pt" style:font-size-asian="14pt"/>
    </style:style>
    <style:style style:name="P5" style:parent-style-name="Standard" style:list-style-name="LFO1" style:family="paragraph">
      <style:paragraph-properties fo:margin-bottom="0.1666in"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color="#000000"/>
    </style:style>
    <style:style style:name="P8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 fo:language="en" fo:country="US"/>
    </style:style>
    <style:style style:name="T10" style:parent-style-name="Policepardéfaut" style:family="text">
      <style:text-properties fo:color="#000000" fo:language="en" fo:country="US"/>
    </style:style>
    <style:style style:name="T11" style:parent-style-name="Policepardéfaut" style:family="text">
      <style:text-properties fo:font-weight="bold" style:font-weight-asian="bold" fo:color="#000000" fo:language="en" fo:country="US"/>
    </style:style>
    <style:style style:name="T12" style:parent-style-name="Policepardéfaut" style:family="text">
      <style:text-properties fo:color="#000000" fo:language="en" fo:country="US"/>
    </style:style>
    <style:style style:name="P13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fo:color="#000000" fo:language="en" fo:country="US"/>
    </style:style>
    <style:style style:name="P14" style:parent-style-name="Standard" style:list-style-name="LFO1" style:family="paragraph">
      <style:paragraph-properties fo:margin-bottom="0.1666in"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5" style:parent-style-name="Policepardéfaut" style:family="text">
      <style:text-properties fo:font-weight="bold" style:font-weight-asian="bold" fo:color="#000000" fo:language="en" fo:country="US"/>
    </style:style>
    <style:style style:name="T16" style:parent-style-name="Policepardéfaut" style:family="text">
      <style:text-properties fo:color="#000000" fo:language="en" fo:country="US"/>
    </style:style>
    <style:style style:name="T17" style:parent-style-name="Policepardéfaut" style:family="text">
      <style:text-properties fo:color="#000000" fo:language="en" fo:country="US"/>
    </style:style>
    <style:style style:name="P18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19" style:parent-style-name="Policepardéfaut" style:family="text">
      <style:text-properties fo:font-weight="bold" style:font-weight-asian="bold" fo:color="#000000" fo:language="en" fo:country="US"/>
    </style:style>
    <style:style style:name="T20" style:parent-style-name="Policepardéfaut" style:family="text">
      <style:text-properties fo:color="#000000" fo:language="en" fo:country="US"/>
    </style:style>
    <style:style style:name="P21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 fo:language="en" fo:country="US"/>
    </style:style>
    <style:style style:name="T23" style:parent-style-name="Policepardéfaut" style:family="text">
      <style:text-properties fo:color="#000000" fo:language="en" fo:country="US"/>
    </style:style>
    <style:style style:name="P24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 fo:language="en" fo:country="US"/>
    </style:style>
    <style:style style:name="T26" style:parent-style-name="Policepardéfaut" style:family="text">
      <style:text-properties fo:color="#000000" fo:language="en" fo:country="US"/>
    </style:style>
    <style:style style:name="P27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28" style:parent-style-name="Policepardéfaut" style:family="text">
      <style:text-properties fo:font-weight="bold" style:font-weight-asian="bold" fo:color="#000000" fo:language="en" fo:country="US"/>
    </style:style>
    <style:style style:name="T29" style:parent-style-name="Policepardéfaut" style:family="text">
      <style:text-properties fo:color="#000000" fo:language="en" fo:country="US"/>
    </style:style>
    <style:style style:name="P30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31" style:parent-style-name="Policepardéfaut" style:family="text">
      <style:text-properties fo:font-weight="bold" style:font-weight-asian="bold" fo:color="#000000" fo:language="en" fo:country="US"/>
    </style:style>
    <style:style style:name="T32" style:parent-style-name="Policepardéfaut" style:family="text">
      <style:text-properties fo:color="#000000" fo:language="en" fo:country="US"/>
    </style:style>
    <style:style style:name="P33" style:parent-style-name="Standard" style:list-style-name="LFO1" style:family="paragraph">
      <style:paragraph-properties fo:margin-bottom="0.1666in"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color="#000000"/>
    </style:style>
    <style:style style:name="P36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37" style:parent-style-name="Policepardéfaut" style:family="text">
      <style:text-properties fo:color="#000000" fo:language="en" fo:country="US"/>
    </style:style>
    <style:style style:name="T38" style:parent-style-name="Policepardéfaut" style:family="text">
      <style:text-properties fo:font-weight="bold" style:font-weight-asian="bold" fo:color="#000000" fo:language="en" fo:country="US"/>
    </style:style>
    <style:style style:name="T39" style:parent-style-name="Policepardéfaut" style:family="text">
      <style:text-properties fo:color="#000000" fo:language="en" fo:country="US"/>
    </style:style>
    <style:style style:name="P40" style:parent-style-name="Standard" style:list-style-name="LFO1" style:family="paragraph">
      <style:paragraph-properties fo:margin-bottom="0.1666in"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41" style:parent-style-name="Policepardéfaut" style:family="text">
      <style:text-properties fo:font-weight="bold" style:font-weight-asian="bold" fo:color="#000000"/>
    </style:style>
    <style:style style:name="T42" style:parent-style-name="Policepardéfaut" style:family="text">
      <style:text-properties fo:color="#000000"/>
    </style:style>
    <style:style style:name="P43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fo:color="#000000" fo:language="en" fo:country="US"/>
    </style:style>
    <style:style style:name="P44" style:parent-style-name="Standard" style:family="paragraph">
      <style:paragraph-properties fo:margin-bottom="0.0833in"/>
      <style:text-properties fo:color="#000000" fo:language="en" fo:country="US"/>
    </style:style>
    <style:style style:name="P45" style:parent-style-name="Standard" style:family="paragraph">
      <style:paragraph-properties fo:margin-bottom="0.1951in"/>
    </style:style>
    <style:style style:name="T46" style:parent-style-name="Policepardéfaut" style:family="text">
      <style:text-properties fo:font-weight="bold" style:font-weight-asian="bold" fo:color="#000000" fo:font-size="14pt" style:font-size-asian="14pt" fo:language="en" fo:country="US"/>
    </style:style>
    <style:style style:name="P47" style:parent-style-name="Standard" style:family="paragraph">
      <style:paragraph-properties fo:margin-bottom="0.1666in"/>
      <style:text-properties fo:color="#000000" fo:language="en" fo:country="US"/>
    </style:style>
    <style:style style:name="P48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49" style:parent-style-name="Policepardéfaut" style:family="text">
      <style:text-properties fo:font-weight="bold" style:font-weight-asian="bold" fo:color="#000000" fo:language="en" fo:country="US"/>
    </style:style>
    <style:style style:name="T50" style:parent-style-name="Policepardéfaut" style:family="text">
      <style:text-properties fo:color="#000000" fo:language="en" fo:country="US"/>
    </style:style>
    <style:style style:name="T51" style:parent-style-name="Policepardéfaut" style:family="text">
      <style:text-properties style:font-name="STIXGeneral" fo:color="#000000" fo:language="en" fo:country="US"/>
    </style:style>
    <style:style style:name="T52" style:parent-style-name="Policepardéfaut" style:family="text">
      <style:text-properties style:font-name="STIXGeneral" fo:color="#000000" fo:language="en" fo:country="US"/>
    </style:style>
    <style:style style:name="T53" style:parent-style-name="Policepardéfaut" style:family="text">
      <style:text-properties style:font-name="STIXGeneral" fo:color="#000000" fo:language="en" fo:country="US"/>
    </style:style>
    <style:style style:name="T54" style:parent-style-name="Policepardéfaut" style:family="text">
      <style:text-properties style:font-name="STIXGeneral" fo:color="#000000" fo:language="en" fo:country="US"/>
    </style:style>
    <style:style style:name="T55" style:parent-style-name="Policepardéfaut" style:family="text">
      <style:text-properties style:font-name="STIXGeneral" fo:color="#000000" fo:language="en" fo:country="US"/>
    </style:style>
    <style:style style:name="T56" style:parent-style-name="Policepardéfaut" style:family="text">
      <style:text-properties fo:color="#000000" fo:language="en" fo:country="US"/>
    </style:style>
    <style:style style:name="T57" style:parent-style-name="Policepardéfaut" style:family="text">
      <style:text-properties style:font-name="STIXGeneral" fo:color="#000000" fo:language="en" fo:country="US"/>
    </style:style>
    <style:style style:name="T58" style:parent-style-name="Policepardéfaut" style:family="text">
      <style:text-properties fo:color="#000000" fo:language="en" fo:country="US"/>
    </style:style>
    <style:style style:name="P59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60" style:parent-style-name="Policepardéfaut" style:family="text">
      <style:text-properties fo:font-weight="bold" style:font-weight-asian="bold" fo:color="#000000" fo:language="en" fo:country="US"/>
    </style:style>
    <style:style style:name="T61" style:parent-style-name="Policepardéfaut" style:family="text">
      <style:text-properties fo:color="#000000" fo:language="en" fo:country="US"/>
    </style:style>
    <style:style style:name="T62" style:parent-style-name="Policepardéfaut" style:family="text">
      <style:text-properties style:font-name="STIXGeneral" fo:color="#000000" fo:language="en" fo:country="US"/>
    </style:style>
    <style:style style:name="T63" style:parent-style-name="Policepardéfaut" style:family="text">
      <style:text-properties style:font-name="STIXGeneral" fo:color="#000000" fo:language="en" fo:country="US"/>
    </style:style>
    <style:style style:name="T64" style:parent-style-name="Policepardéfaut" style:family="text">
      <style:text-properties style:font-name="STIXGeneral" fo:color="#000000" fo:language="en" fo:country="US"/>
    </style:style>
    <style:style style:name="T65" style:parent-style-name="Policepardéfaut" style:family="text">
      <style:text-properties style:font-name="STIXGeneral" fo:color="#000000" fo:language="en" fo:country="US"/>
    </style:style>
    <style:style style:name="T66" style:parent-style-name="Policepardéfaut" style:family="text">
      <style:text-properties style:font-name="STIXGeneral" fo:color="#000000" fo:language="en" fo:country="US"/>
    </style:style>
    <style:style style:name="T67" style:parent-style-name="Policepardéfaut" style:family="text">
      <style:text-properties fo:color="#000000" fo:language="en" fo:country="US"/>
    </style:style>
    <style:style style:name="T68" style:parent-style-name="Policepardéfaut" style:family="text">
      <style:text-properties style:font-name="STIXGeneral" fo:color="#000000" fo:language="en" fo:country="US"/>
    </style:style>
    <style:style style:name="T69" style:parent-style-name="Policepardéfaut" style:family="text">
      <style:text-properties fo:color="#000000" fo:language="en" fo:country="US"/>
    </style:style>
    <style:style style:name="P70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71" style:parent-style-name="Policepardéfaut" style:family="text">
      <style:text-properties fo:font-weight="bold" style:font-weight-asian="bold" fo:color="#000000" fo:language="en" fo:country="US"/>
    </style:style>
    <style:style style:name="T72" style:parent-style-name="Policepardéfaut" style:family="text">
      <style:text-properties fo:color="#000000" fo:language="en" fo:country="US"/>
    </style:style>
    <style:style style:name="P73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74" style:parent-style-name="Policepardéfaut" style:family="text">
      <style:text-properties fo:font-weight="bold" style:font-weight-asian="bold" fo:color="#000000" fo:language="en" fo:country="US"/>
    </style:style>
    <style:style style:name="T75" style:parent-style-name="Policepardéfaut" style:family="text">
      <style:text-properties fo:color="#000000" fo:language="en" fo:country="US"/>
    </style:style>
    <style:style style:name="P76" style:parent-style-name="Standard" style:family="paragraph">
      <style:paragraph-properties fo:margin-bottom="0.0833in"/>
      <style:text-properties fo:color="#000000" fo:language="en" fo:country="US"/>
    </style:style>
    <style:style style:name="P77" style:parent-style-name="Standard" style:family="paragraph">
      <style:paragraph-properties fo:margin-bottom="0.1951in"/>
    </style:style>
    <style:style style:name="T78" style:parent-style-name="Policepardéfaut" style:family="text">
      <style:text-properties fo:font-weight="bold" style:font-weight-asian="bold" fo:color="#000000" fo:font-size="14pt" style:font-size-asian="14pt"/>
    </style:style>
    <style:style style:name="P79" style:parent-style-name="Standard" style:list-style-name="LFO3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80" style:parent-style-name="Policepardéfaut" style:family="text">
      <style:text-properties fo:font-weight="bold" style:font-weight-asian="bold" fo:color="#000000" fo:language="en" fo:country="US"/>
    </style:style>
    <style:style style:name="T81" style:parent-style-name="Policepardéfaut" style:family="text">
      <style:text-properties fo:color="#000000" fo:language="en" fo:country="US"/>
    </style:style>
    <style:style style:name="T82" style:parent-style-name="Policepardéfaut" style:family="text">
      <style:text-properties style:font-name="STIXGeneral" fo:color="#000000" fo:language="en" fo:country="US"/>
    </style:style>
    <style:style style:name="T83" style:parent-style-name="Policepardéfaut" style:family="text">
      <style:text-properties style:font-name="STIXGeneral" fo:color="#000000" fo:language="en" fo:country="US"/>
    </style:style>
    <style:style style:name="T84" style:parent-style-name="Policepardéfaut" style:family="text">
      <style:text-properties style:font-name="STIXGeneral" fo:color="#000000" fo:language="en" fo:country="US"/>
    </style:style>
    <style:style style:name="T85" style:parent-style-name="Policepardéfaut" style:family="text">
      <style:text-properties style:font-name="STIXGeneral" fo:color="#000000" fo:language="en" fo:country="US"/>
    </style:style>
    <style:style style:name="T86" style:parent-style-name="Policepardéfaut" style:family="text">
      <style:text-properties style:font-name="STIXGeneral" fo:color="#000000" fo:language="en" fo:country="US"/>
    </style:style>
    <style:style style:name="T87" style:parent-style-name="Policepardéfaut" style:family="text">
      <style:text-properties fo:color="#000000" fo:language="en" fo:country="US"/>
    </style:style>
    <style:style style:name="T88" style:parent-style-name="Policepardéfaut" style:family="text">
      <style:text-properties style:font-name="STIXGeneral" fo:color="#000000" fo:language="en" fo:country="US"/>
    </style:style>
    <style:style style:name="T89" style:parent-style-name="Policepardéfaut" style:family="text">
      <style:text-properties fo:color="#000000" fo:language="en" fo:country="US"/>
    </style:style>
    <style:style style:name="P90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91" style:parent-style-name="Policepardéfaut" style:family="text">
      <style:text-properties fo:font-weight="bold" style:font-weight-asian="bold" fo:color="#000000" fo:language="en" fo:country="US"/>
    </style:style>
    <style:style style:name="T92" style:parent-style-name="Policepardéfaut" style:family="text">
      <style:text-properties fo:color="#000000" fo:language="en" fo:country="US"/>
    </style:style>
    <style:style style:name="P93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94" style:parent-style-name="Policepardéfaut" style:family="text">
      <style:text-properties fo:font-weight="bold" style:font-weight-asian="bold" fo:color="#000000" fo:language="en" fo:country="US"/>
    </style:style>
    <style:style style:name="T95" style:parent-style-name="Policepardéfaut" style:family="text">
      <style:text-properties fo:color="#000000" fo:language="en" fo:country="US"/>
    </style:style>
    <style:style style:name="T96" style:parent-style-name="Policepardéfaut" style:family="text">
      <style:text-properties style:font-name="STIXGeneral" fo:color="#000000" fo:language="en" fo:country="US"/>
    </style:style>
    <style:style style:name="T97" style:parent-style-name="Policepardéfaut" style:family="text">
      <style:text-properties style:font-name="STIXGeneral" fo:color="#000000" fo:language="en" fo:country="US"/>
    </style:style>
    <style:style style:name="T98" style:parent-style-name="Policepardéfaut" style:family="text">
      <style:text-properties style:font-name="STIXGeneral" fo:color="#000000" fo:language="en" fo:country="US"/>
    </style:style>
    <style:style style:name="T99" style:parent-style-name="Policepardéfaut" style:family="text">
      <style:text-properties style:font-name="STIXGeneral" fo:color="#000000" fo:language="en" fo:country="US"/>
    </style:style>
    <style:style style:name="T100" style:parent-style-name="Policepardéfaut" style:family="text">
      <style:text-properties style:font-name="STIXGeneral" fo:color="#000000" fo:language="en" fo:country="US"/>
    </style:style>
    <style:style style:name="T101" style:parent-style-name="Policepardéfaut" style:family="text">
      <style:text-properties fo:color="#000000" fo:language="en" fo:country="US"/>
    </style:style>
    <style:style style:name="T102" style:parent-style-name="Policepardéfaut" style:family="text">
      <style:text-properties style:font-name="STIXGeneral" fo:color="#000000" fo:language="en" fo:country="US"/>
    </style:style>
    <style:style style:name="T103" style:parent-style-name="Policepardéfaut" style:family="text">
      <style:text-properties fo:color="#000000" fo:language="en" fo:country="US"/>
    </style:style>
    <style:style style:name="P104" style:parent-style-name="Standard" style:family="paragraph">
      <style:paragraph-properties fo:margin-bottom="0.0833in"/>
      <style:text-properties fo:color="#000000" fo:language="en" fo:country="US"/>
    </style:style>
    <style:style style:name="P105" style:parent-style-name="Standard" style:family="paragraph">
      <style:paragraph-properties fo:margin-bottom="0.1951in"/>
    </style:style>
    <style:style style:name="T106" style:parent-style-name="Policepardéfaut" style:family="text">
      <style:text-properties fo:font-weight="bold" style:font-weight-asian="bold" fo:color="#000000" fo:font-size="14pt" style:font-size-asian="14pt"/>
    </style:style>
    <style:style style:name="P107" style:parent-style-name="Standard" style:list-style-name="LFO4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fo:color="#000000" fo:language="en" fo:country="US"/>
    </style:style>
    <style:style style:name="P108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109" style:parent-style-name="Policepardéfaut" style:family="text">
      <style:text-properties fo:font-weight="bold" style:font-weight-asian="bold" fo:color="#000000" fo:language="en" fo:country="US"/>
    </style:style>
    <style:style style:name="T110" style:parent-style-name="Policepardéfaut" style:family="text">
      <style:text-properties fo:color="#000000" fo:language="en" fo:country="US"/>
    </style:style>
    <style:style style:name="T111" style:parent-style-name="Policepardéfaut" style:family="text">
      <style:text-properties fo:font-weight="bold" style:font-weight-asian="bold" fo:color="#000000" fo:language="en" fo:country="US"/>
    </style:style>
    <style:style style:name="T112" style:parent-style-name="Policepardéfaut" style:family="text">
      <style:text-properties fo:color="#000000" fo:language="en" fo:country="US"/>
    </style:style>
    <style:style style:name="T113" style:parent-style-name="Policepardéfaut" style:family="text">
      <style:text-properties fo:font-weight="bold" style:font-weight-asian="bold" fo:color="#000000" fo:language="en" fo:country="US"/>
    </style:style>
    <style:style style:name="T114" style:parent-style-name="Policepardéfaut" style:family="text">
      <style:text-properties fo:color="#000000" fo:language="en" fo:country="US"/>
    </style:style>
    <style:style style:name="T115" style:parent-style-name="Policepardéfaut" style:family="text">
      <style:text-properties fo:font-weight="bold" style:font-weight-asian="bold" fo:color="#000000" fo:language="en" fo:country="US"/>
    </style:style>
    <style:style style:name="T116" style:parent-style-name="Policepardéfaut" style:family="text">
      <style:text-properties fo:color="#000000" fo:language="en" fo:country="US"/>
    </style:style>
    <style:style style:name="T117" style:parent-style-name="Policepardéfaut" style:family="text">
      <style:text-properties fo:font-weight="bold" style:font-weight-asian="bold" fo:color="#000000" fo:language="en" fo:country="US"/>
    </style:style>
    <style:style style:name="T118" style:parent-style-name="Policepardéfaut" style:family="text">
      <style:text-properties fo:color="#000000" fo:language="en" fo:country="US"/>
    </style:style>
    <style:style style:name="P119" style:parent-style-name="Standard" style:family="paragraph">
      <style:paragraph-properties fo:margin-bottom="0.0833in"/>
      <style:text-properties fo:color="#000000" fo:language="en" fo:country="US"/>
    </style:style>
    <style:style style:name="P120" style:parent-style-name="Standard" style:family="paragraph">
      <style:paragraph-properties fo:margin-bottom="0.1951in"/>
    </style:style>
    <style:style style:name="T121" style:parent-style-name="Policepardéfaut" style:family="text">
      <style:text-properties fo:font-weight="bold" style:font-weight-asian="bold" fo:color="#000000" fo:font-size="14pt" style:font-size-asian="14pt"/>
    </style:style>
    <style:style style:name="P122" style:parent-style-name="Standard" style:list-style-name="LFO5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23" style:parent-style-name="Policepardéfaut" style:family="text">
      <style:text-properties fo:font-weight="bold" style:font-weight-asian="bold" fo:color="#000000" fo:language="en" fo:country="US"/>
    </style:style>
    <style:style style:name="T124" style:parent-style-name="Policepardéfaut" style:family="text">
      <style:text-properties fo:color="#000000" fo:language="en" fo:country="US"/>
    </style:style>
    <style:style style:name="T125" style:parent-style-name="Policepardéfaut" style:family="text">
      <style:text-properties style:font-name="STIXGeneral" fo:color="#000000" fo:language="en" fo:country="US"/>
    </style:style>
    <style:style style:name="T126" style:parent-style-name="Policepardéfaut" style:family="text">
      <style:text-properties style:font-name="STIXGeneral" fo:color="#000000" fo:language="en" fo:country="US"/>
    </style:style>
    <style:style style:name="T127" style:parent-style-name="Policepardéfaut" style:family="text">
      <style:text-properties style:font-name="STIXGeneral" fo:color="#000000" fo:language="en" fo:country="US"/>
    </style:style>
    <style:style style:name="T128" style:parent-style-name="Policepardéfaut" style:family="text">
      <style:text-properties style:font-name="STIXGeneral" fo:color="#000000" fo:language="en" fo:country="US"/>
    </style:style>
    <style:style style:name="T129" style:parent-style-name="Policepardéfaut" style:family="text">
      <style:text-properties style:font-name="STIXGeneral" fo:color="#000000" fo:language="en" fo:country="US"/>
    </style:style>
    <style:style style:name="T130" style:parent-style-name="Policepardéfaut" style:family="text">
      <style:text-properties fo:color="#000000" fo:language="en" fo:country="US"/>
    </style:style>
    <style:style style:name="T131" style:parent-style-name="Policepardéfaut" style:family="text">
      <style:text-properties style:font-name="STIXGeneral" fo:color="#000000" fo:language="en" fo:country="US"/>
    </style:style>
    <style:style style:name="T132" style:parent-style-name="Policepardéfaut" style:family="text">
      <style:text-properties fo:color="#000000" fo:language="en" fo:country="US"/>
    </style:style>
    <style:style style:name="P133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34" style:parent-style-name="Policepardéfaut" style:family="text">
      <style:text-properties fo:font-weight="bold" style:font-weight-asian="bold" fo:color="#000000" fo:language="en" fo:country="US"/>
    </style:style>
    <style:style style:name="T135" style:parent-style-name="Policepardéfaut" style:family="text">
      <style:text-properties fo:color="#000000" fo:language="en" fo:country="US"/>
    </style:style>
    <style:style style:name="P136" style:parent-style-name="Standard" style:family="paragraph">
      <style:paragraph-properties fo:margin-bottom="0.0833in"/>
      <style:text-properties fo:color="#000000" fo:language="en" fo:country="US"/>
    </style:style>
    <style:style style:name="P137" style:parent-style-name="Standard" style:family="paragraph">
      <style:paragraph-properties fo:margin-bottom="0.1951in"/>
    </style:style>
    <style:style style:name="T138" style:parent-style-name="Policepardéfaut" style:family="text">
      <style:text-properties fo:font-weight="bold" style:font-weight-asian="bold" fo:color="#000000" fo:font-size="14pt" style:font-size-asian="14pt"/>
    </style:style>
    <style:style style:name="P139" style:parent-style-name="Standard" style:list-style-name="LFO6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40" style:parent-style-name="Policepardéfaut" style:family="text">
      <style:text-properties fo:font-weight="bold" style:font-weight-asian="bold" fo:color="#000000" fo:language="en" fo:country="US"/>
    </style:style>
    <style:style style:name="T141" style:parent-style-name="Policepardéfaut" style:family="text">
      <style:text-properties fo:color="#000000" fo:language="en" fo:country="US"/>
    </style:style>
    <style:style style:name="P142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43" style:parent-style-name="Policepardéfaut" style:family="text">
      <style:text-properties fo:font-weight="bold" style:font-weight-asian="bold" fo:color="#000000" fo:language="en" fo:country="US"/>
    </style:style>
    <style:style style:name="T144" style:parent-style-name="Policepardéfaut" style:family="text">
      <style:text-properties fo:color="#000000" fo:language="en" fo:country="US"/>
    </style:style>
    <style:style style:name="P145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fo:color="#000000" fo:language="en" fo:country="US"/>
    </style:style>
    <style:style style:name="P146" style:parent-style-name="Standard" style:family="paragraph">
      <style:paragraph-properties fo:margin-bottom="0.0833in"/>
      <style:text-properties fo:color="#000000" fo:language="en" fo:country="US"/>
    </style:style>
    <style:style style:name="P147" style:parent-style-name="Standard" style:family="paragraph">
      <style:paragraph-properties fo:margin-bottom="0.1951in"/>
    </style:style>
    <style:style style:name="T148" style:parent-style-name="Policepardéfaut" style:family="text">
      <style:text-properties fo:font-weight="bold" style:font-weight-asian="bold" fo:color="#000000" fo:font-size="14pt" style:font-size-asian="14pt" fo:language="en" fo:country="US"/>
    </style:style>
    <style:style style:name="P149" style:parent-style-name="Standard" style:family="paragraph">
      <style:paragraph-properties fo:margin-bottom="0.2215in"/>
    </style:style>
    <style:style style:name="T150" style:parent-style-name="Policepardéfaut" style:family="text">
      <style:text-properties fo:font-weight="bold" style:font-weight-asian="bold" fo:color="#000000" fo:language="en" fo:country="US"/>
    </style:style>
    <style:style style:name="P151" style:parent-style-name="Standard" style:list-style-name="LFO7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fo:color="#000000" fo:language="en" fo:country="US"/>
    </style:style>
    <style:style style:name="P152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fo:color="#000000" fo:language="en" fo:country="US"/>
    </style:style>
    <style:style style:name="P153" style:parent-style-name="Standard" style:family="paragraph">
      <style:paragraph-properties fo:margin-bottom="0.2215in"/>
    </style:style>
    <style:style style:name="T154" style:parent-style-name="Policepardéfaut" style:family="text">
      <style:text-properties fo:font-weight="bold" style:font-weight-asian="bold" fo:color="#000000"/>
    </style:style>
    <style:style style:name="P155" style:parent-style-name="Standard" style:list-style-name="LFO8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fo:color="#000000" fo:language="en" fo:country="US"/>
    </style:style>
    <style:style style:name="P156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fo:color="#000000" fo:language="en" fo:country="US"/>
    </style:style>
    <style:style style:name="P157" style:parent-style-name="Standard" style:family="paragraph">
      <style:paragraph-properties fo:margin-bottom="0.2215in"/>
    </style:style>
    <style:style style:name="T158" style:parent-style-name="Policepardéfaut" style:family="text">
      <style:text-properties fo:font-weight="bold" style:font-weight-asian="bold" fo:color="#000000"/>
    </style:style>
    <style:style style:name="P159" style:parent-style-name="Standard" style:list-style-name="LFO9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60" style:parent-style-name="Policepardéfaut" style:family="text">
      <style:text-properties fo:font-weight="bold" style:font-weight-asian="bold" fo:color="#000000"/>
    </style:style>
    <style:style style:name="T161" style:parent-style-name="Policepardéfaut" style:family="text">
      <style:text-properties fo:color="#000000"/>
    </style:style>
    <style:style style:name="P162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163" style:parent-style-name="Policepardéfaut" style:family="text">
      <style:text-properties fo:color="#000000" fo:language="en" fo:country="US"/>
    </style:style>
    <style:style style:name="T164" style:parent-style-name="Policepardéfaut" style:family="text">
      <style:text-properties fo:font-weight="bold" style:font-weight-asian="bold" fo:color="#000000" fo:language="en" fo:country="US"/>
    </style:style>
    <style:style style:name="T165" style:parent-style-name="Policepardéfaut" style:family="text">
      <style:text-properties fo:color="#000000" fo:language="en" fo:country="US"/>
    </style:style>
    <style:style style:name="T166" style:parent-style-name="Policepardéfaut" style:family="text">
      <style:text-properties style:font-name="STIXGeneral" fo:color="#000000" fo:language="en" fo:country="US"/>
    </style:style>
    <style:style style:name="T167" style:parent-style-name="Policepardéfaut" style:family="text">
      <style:text-properties style:font-name="STIXGeneral" fo:color="#000000" fo:language="en" fo:country="US"/>
    </style:style>
    <style:style style:name="T168" style:parent-style-name="Policepardéfaut" style:family="text">
      <style:text-properties style:font-name="STIXGeneral" fo:color="#000000" fo:language="en" fo:country="US"/>
    </style:style>
    <style:style style:name="T169" style:parent-style-name="Policepardéfaut" style:family="text">
      <style:text-properties style:font-name="STIXGeneral" fo:color="#000000" fo:language="en" fo:country="US"/>
    </style:style>
    <style:style style:name="T170" style:parent-style-name="Policepardéfaut" style:family="text">
      <style:text-properties style:font-name="STIXGeneral" fo:color="#000000" fo:language="en" fo:country="US"/>
    </style:style>
    <style:style style:name="T171" style:parent-style-name="Policepardéfaut" style:family="text">
      <style:text-properties fo:color="#000000" fo:language="en" fo:country="US"/>
    </style:style>
    <style:style style:name="T172" style:parent-style-name="Policepardéfaut" style:family="text">
      <style:text-properties style:font-name="STIXGeneral" fo:color="#000000" fo:language="en" fo:country="US"/>
    </style:style>
    <style:style style:name="T173" style:parent-style-name="Policepardéfaut" style:family="text">
      <style:text-properties fo:color="#000000" fo:language="en" fo:country="US"/>
    </style:style>
    <style:style style:name="P174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fo:color="#000000" fo:language="en" fo:country="US"/>
    </style:style>
    <style:style style:name="P175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76" style:parent-style-name="Policepardéfaut" style:family="text">
      <style:text-properties fo:font-weight="bold" style:font-weight-asian="bold" fo:color="#000000"/>
    </style:style>
    <style:style style:name="T177" style:parent-style-name="Policepardéfaut" style:family="text">
      <style:text-properties fo:color="#000000"/>
    </style:style>
    <style:style style:name="P178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fo:color="#000000" fo:language="en" fo:country="US"/>
    </style:style>
    <style:style style:name="P179" style:parent-style-name="Standard" style:family="paragraph">
      <style:paragraph-properties fo:margin-bottom="0.0833in"/>
      <style:text-properties fo:color="#000000" fo:language="en" fo:country="US"/>
    </style:style>
    <style:style style:name="P180" style:parent-style-name="Standard" style:family="paragraph">
      <style:paragraph-properties fo:margin-bottom="0.1951in"/>
    </style:style>
    <style:style style:name="T181" style:parent-style-name="Policepardéfaut" style:family="text">
      <style:text-properties fo:font-weight="bold" style:font-weight-asian="bold" fo:color="#000000" fo:font-size="14pt" style:font-size-asian="14pt" fo:language="en" fo:country="US"/>
    </style:style>
    <style:style style:name="P182" style:parent-style-name="Standard" style:family="paragraph">
      <style:paragraph-properties fo:margin-bottom="0.1666in"/>
      <style:text-properties fo:color="#000000" fo:language="en" fo:country="US"/>
    </style:style>
    <style:style style:name="P183" style:parent-style-name="Standard" style:family="paragraph">
      <style:paragraph-properties fo:margin-bottom="0.1666in"/>
      <style:text-properties fo:color="#000000" fo:language="en" fo:country="US"/>
    </style:style>
    <style:style style:name="P184" style:parent-style-name="Standard" style:family="paragraph">
      <style:paragraph-properties fo:margin-bottom="0.1666in"/>
      <style:text-properties fo:color="#000000" fo:language="en" fo:country="US"/>
    </style:style>
    <style:style style:name="P185" style:parent-style-name="Standard" style:family="paragraph">
      <style:paragraph-properties fo:margin-bottom="0.1666in"/>
      <style:text-properties fo:color="#000000" fo:language="en" fo:country="US"/>
    </style:style>
    <style:style style:name="P186" style:parent-style-name="Standard" style:family="paragraph">
      <style:paragraph-properties fo:margin-bottom="0.1666in"/>
      <style:text-properties fo:color="#000000"/>
    </style:style>
    <style:style style:name="P187" style:parent-style-name="Standard" style:family="paragraph">
      <style:paragraph-properties fo:margin-bottom="0.1666in"/>
      <style:text-properties fo:color="#000000"/>
    </style:style>
    <style:style style:name="P188" style:parent-style-name="Standard" style:family="paragraph">
      <style:paragraph-properties fo:margin-bottom="0.1666in"/>
      <style:text-properties fo:color="#000000" fo:language="en" fo:country="US"/>
    </style:style>
    <style:style style:name="P189" style:parent-style-name="Standard" style:family="paragraph">
      <style:paragraph-properties fo:margin-bottom="0.1666in"/>
      <style:text-properties fo:color="#000000" fo:language="en" fo:country="US"/>
    </style:style>
    <style:style style:name="P190" style:parent-style-name="Standard" style:family="paragraph">
      <style:paragraph-properties fo:margin-bottom="0.1666in"/>
      <style:text-properties fo:color="#000000" fo:language="en" fo:country="US"/>
    </style:style>
    <style:style style:name="P191" style:parent-style-name="Standard" style:family="paragraph">
      <style:paragraph-properties fo:margin-bottom="0.1666in"/>
      <style:text-properties fo:color="#000000" fo:language="en" fo:country="US"/>
    </style:style>
    <style:style style:name="P192" style:parent-style-name="Standard" style:family="paragraph">
      <style:paragraph-properties fo:margin-bottom="0.1666in"/>
      <style:text-properties fo:color="#000000" fo:language="en" fo:country="US"/>
    </style:style>
    <style:style style:name="P193" style:parent-style-name="Standard" style:family="paragraph">
      <style:paragraph-properties fo:margin-bottom="0.1666in"/>
      <style:text-properties fo:color="#000000" fo:language="en" fo:country="US"/>
    </style:style>
    <style:style style:name="P194" style:parent-style-name="Standard" style:family="paragraph">
      <style:paragraph-properties fo:margin-bottom="0.1666in"/>
      <style:text-properties fo:color="#000000" fo:language="en" fo:country="US"/>
    </style:style>
    <style:style style:name="P195" style:parent-style-name="Standard" style:family="paragraph">
      <style:paragraph-properties fo:margin-bottom="0.1666in"/>
    </style:style>
    <style:style style:name="T196" style:parent-style-name="Policepardéfaut" style:family="text">
      <style:text-properties fo:color="#000000" fo:language="en" fo:country="US"/>
    </style:style>
    <style:style style:name="T197" style:parent-style-name="Policepardéfaut" style:family="text">
      <style:text-properties fo:color="#000000"/>
    </style:style>
    <style:style style:name="P198" style:parent-style-name="Standard" style:family="paragraph">
      <style:paragraph-properties fo:margin-bottom="0.1666in"/>
      <style:text-properties fo:color="#000000"/>
    </style:style>
    <style:style style:name="P199" style:parent-style-name="Standard" style:family="paragraph">
      <style:paragraph-properties fo:margin-bottom="0.1666in"/>
      <style:text-properties fo:color="#000000"/>
    </style:style>
    <style:style style:name="P200" style:parent-style-name="Standard" style:family="paragraph">
      <style:paragraph-properties fo:margin-bottom="0.1666in"/>
      <style:text-properties fo:color="#000000"/>
    </style:style>
    <style:style style:name="P201" style:parent-style-name="Standard" style:family="paragraph">
      <style:paragraph-properties fo:margin-bottom="0.1666in"/>
      <style:text-properties fo:color="#000000"/>
    </style:style>
    <style:style style:name="P202" style:parent-style-name="Standard" style:family="paragraph">
      <style:paragraph-properties fo:margin-bottom="0.1666in"/>
      <style:text-properties fo:color="#000000"/>
    </style:style>
    <style:style style:name="P203" style:parent-style-name="Standard" style:family="paragraph">
      <style:paragraph-properties fo:margin-bottom="0.1666in"/>
      <style:text-properties fo:color="#000000"/>
    </style:style>
  </office:automatic-styles>
  <office:body>
    <office:text text:use-soft-page-breaks="true">
      <text:p text:style-name="P1">Here's an explanation and analysis of the provided code, results, and visualizations:</text:p>
      <text:p text:style-name="P2"/>
      <text:p text:style-name="P3"><text:span text:style-name="T4">1. Summary of Final Model</text:span></text:p>
      <text:list text:style-name="LFO1" text:continue-numbering="true">
        <text:list-item>
          <text:p text:style-name="P5"><text:span text:style-name="T6">AIC/BIC</text:span><text:span text:style-name="T7">:</text:span></text:p>
          <text:list text:continue-numbering="true">
            <text:list-item>
              <text:p text:style-name="P8"><text:span text:style-name="T9">AIC (3006.5)</text:span><text:span text:style-name="T10"><text:s/>and<text:s/></text:span><text:span text:style-name="T11">BIC (3083.3)</text:span><text:span text:style-name="T12"><text:s/>indicate the model's fit and complexity. Lower values suggest better balance between goodness of fit and model parsimony.</text:span></text:p>
            </text:list-item>
            <text:list-item>
              <text:p text:style-name="P13">Compared to alternative models, this final model offers a relatively good fit with fewer parameters.</text:p>
            </text:list-item>
          </text:list>
        </text:list-item>
        <text:list-item>
          <text:p text:style-name="P14"><text:span text:style-name="T15">Fixed Effects</text:span><text:span text:style-name="T16">:</text:span><text:span text:style-name="T17"><text:line-break/>Significant predictors include:</text:span></text:p>
          <text:list text:continue-numbering="true">
            <text:list-item>
              <text:p text:style-name="P18"><text:span text:style-name="T19">VervetSeason</text:span><text:span text:style-name="T20">: Strong influence on tolerance, with "Mating," "Winter," and "Baby" seasons showing positive effects.</text:span></text:p>
            </text:list-item>
            <text:list-item>
              <text:p text:style-name="P21"><text:span text:style-name="T22">IzDSI:TenureYears</text:span><text:span text:style-name="T23">: Interaction shows a significant positive effect, indicating that tolerance increases with IzDSI and TenureYears interaction.</text:span></text:p>
            </text:list-item>
            <text:list-item>
              <text:p text:style-name="P24"><text:span text:style-name="T25">IzELO:AgeDir</text:span><text:span text:style-name="T26">: Female older rank (negative) and male older rank (negative) significantly reduce tolerance.</text:span></text:p>
            </text:list-item>
            <text:list-item>
              <text:p text:style-name="P27"><text:span text:style-name="T28">AgeDir:AgeDiff</text:span><text:span text:style-name="T29">: Age direction combined with age difference strongly influences tolerance (Female older = negative; Male older = positive).</text:span></text:p>
            </text:list-item>
            <text:list-item>
              <text:p text:style-name="P30"><text:span text:style-name="T31">TenureYears:VervetSeason</text:span><text:span text:style-name="T32">: Significant interactions for "Mating," "Winter," and "Baby" seasons, highlighting tenure effects dependent on the season.</text:span></text:p>
            </text:list-item>
          </text:list>
        </text:list-item>
        <text:list-item>
          <text:p text:style-name="P33"><text:span text:style-name="T34">Random Effects</text:span><text:span text:style-name="T35">:</text:span></text:p>
          <text:list text:continue-numbering="true">
            <text:list-item>
              <text:p text:style-name="P36"><text:span text:style-name="T37">Variance for<text:s/></text:span><text:span text:style-name="T38">Date</text:span><text:span text:style-name="T39"><text:s/>is 0.07563, suggesting that while the random effect for Date is small, it slightly contributes to the model fit.</text:span></text:p>
            </text:list-item>
          </text:list>
        </text:list-item>
        <text:list-item>
          <text:p text:style-name="P40"><text:span text:style-name="T41">Residuals</text:span><text:span text:style-name="T42">:</text:span></text:p>
          <text:list text:continue-numbering="true">
            <text:list-item>
              <text:p text:style-name="P43">Median residuals are close to zero, and the distribution appears balanced, with no extreme outliers affecting the model's performance.</text:p>
            </text:list-item>
          </text:list>
        </text:list-item>
      </text:list>
      <text:p text:style-name="P44"/>
      <text:p text:style-name="P45"><text:span text:style-name="T46">2. Analysis of Deviance (Anova Table)</text:span></text:p>
      <text:p text:style-name="P47">The Type II Wald Chi-square test provides insights into predictor importance:</text:p>
      <text:list text:style-name="LFO2" text:continue-numbering="true">
        <text:list-item>
          <text:p text:style-name="P48"><text:span text:style-name="T49">VervetSeason</text:span><text:span text:style-name="T50">: Highly significant (</text:span><text:span text:style-name="T51">p</text:span><text:span text:style-name="T52"><text:line-break/>&lt;</text:span><text:span text:style-name="T53"><text:line-break/>0.001</text:span><text:span text:style-name="T54"><text:line-break/></text:span><text:span text:style-name="T55"><text:line-break/></text:span><text:span text:style-name="T56">p &lt; 0.001</text:span><text:span text:style-name="T57"><text:line-break/></text:span><text:span text:style-name="T58">), confirming its strong influence on tolerance.</text:span></text:p>
        </text:list-item>
        <text:list-item>
          <text:p text:style-name="P59"><text:span text:style-name="T60">IzDSI:TenureYears</text:span><text:span text:style-name="T61">: Significant (</text:span><text:span text:style-name="T62">p</text:span><text:span text:style-name="T63"><text:line-break/>=</text:span><text:span text:style-name="T64"><text:line-break/>0.019</text:span><text:span text:style-name="T65"><text:line-break/></text:span><text:span text:style-name="T66"><text:line-break/></text:span><text:span text:style-name="T67">p = 0.019</text:span><text:span text:style-name="T68"><text:line-break/></text:span><text:soft-page-break/><text:span text:style-name="T69">), confirming the interaction's role in tolerance.</text:span></text:p>
        </text:list-item>
        <text:list-item>
          <text:p text:style-name="P70"><text:span text:style-name="T71">IzELO:AgeDir and AgeDir:AgeDiff</text:span><text:span text:style-name="T72">: Both are highly significant, underlining the influence of rank and age structure.</text:span></text:p>
        </text:list-item>
        <text:list-item>
          <text:p text:style-name="P73"><text:span text:style-name="T74">TenureYears:VervetSeason</text:span><text:span text:style-name="T75">: Significant, confirming seasonal interactions with tenure.</text:span></text:p>
        </text:list-item>
      </text:list>
      <text:p text:style-name="P76"/>
      <text:p text:style-name="P77"><text:span text:style-name="T78">3. Dispersion and Assumptions</text:span></text:p>
      <text:list text:style-name="LFO2">
        <text:list-item>
          <text:p text:style-name="P79"><text:span text:style-name="T80">Dispersion Test</text:span><text:span text:style-name="T81">: Dispersion = 1.0007 (</text:span><text:span text:style-name="T82">p</text:span><text:span text:style-name="T83"><text:line-break/>=</text:span><text:span text:style-name="T84"><text:line-break/>0.896</text:span><text:span text:style-name="T85"><text:line-break/></text:span><text:span text:style-name="T86"><text:line-break/></text:span><text:span text:style-name="T87">p = 0.896</text:span><text:span text:style-name="T88"><text:line-break/></text:span><text:span text:style-name="T89">) indicates no overdispersion. This suggests the model assumptions of variance structure are met.</text:span></text:p>
        </text:list-item>
        <text:list-item>
          <text:p text:style-name="P90"><text:span text:style-name="T91">Homoscedasticity</text:span><text:span text:style-name="T92">: Residual plots (e.g., vs predictors like IzELO and AgeDiff) confirm no major deviations in residual variance across predictor ranges.</text:span></text:p>
        </text:list-item>
        <text:list-item>
          <text:p text:style-name="P93"><text:span text:style-name="T94">Outliers</text:span><text:span text:style-name="T95">: Outlier test (</text:span><text:span text:style-name="T96">p</text:span><text:span text:style-name="T97"><text:line-break/>=</text:span><text:span text:style-name="T98"><text:line-break/>0.449</text:span><text:span text:style-name="T99"><text:line-break/></text:span><text:span text:style-name="T100"><text:line-break/></text:span><text:span text:style-name="T101">p = 0.449</text:span><text:span text:style-name="T102"><text:line-break/></text:span><text:span text:style-name="T103">) suggests no statistically significant outliers affecting model performance.</text:span></text:p>
        </text:list-item>
      </text:list>
      <text:p text:style-name="P104"/>
      <text:p text:style-name="P105"><text:span text:style-name="T106">4. Variance Inflation Factor (VIF)</text:span></text:p>
      <text:list text:style-name="LFO1">
        <text:list-item>
          <text:p text:style-name="P107">VIF values are all below 3.5, indicating no concerning multicollinearity among predictors:</text:p>
          <text:list text:continue-numbering="true">
            <text:list-item>
              <text:p text:style-name="P108"><text:span text:style-name="T109">IzELO (1.17)</text:span><text:span text:style-name="T110">,<text:s/></text:span><text:span text:style-name="T111">AgeDir (1.8)</text:span><text:span text:style-name="T112">,<text:s/></text:span><text:span text:style-name="T113">AgeDiff (1.18)</text:span><text:span text:style-name="T114">,<text:s/></text:span><text:span text:style-name="T115">VervetSeason (1.01)</text:span><text:span text:style-name="T116">,<text:s/></text:span><text:span text:style-name="T117">TenureYears (1.82)</text:span><text:span text:style-name="T118">.</text:span></text:p>
            </text:list-item>
          </text:list>
        </text:list-item>
      </text:list>
      <text:p text:style-name="P119"/>
      <text:p text:style-name="P120"><text:span text:style-name="T121">5. Random Effects</text:span></text:p>
      <text:list text:style-name="LFO2">
        <text:list-item>
          <text:p text:style-name="P122"><text:span text:style-name="T123">Random Effects Contribution</text:span><text:span text:style-name="T124">: LRT comparison between models with and without random effects shows that the random effect for Date is not statistically significant (</text:span><text:span text:style-name="T125">p</text:span><text:span text:style-name="T126"><text:line-break/>=</text:span><text:span text:style-name="T127"><text:line-break/>0.1537</text:span><text:span text:style-name="T128"><text:line-break/></text:span><text:span text:style-name="T129"><text:line-break/></text:span><text:span text:style-name="T130">p = 0.1537</text:span><text:span text:style-name="T131"><text:line-break/></text:span><text:span text:style-name="T132">).</text:span></text:p>
        </text:list-item>
        <text:list-item>
          <text:p text:style-name="P133"><text:span text:style-name="T134">RePCA</text:span><text:span text:style-name="T135">: Random effect PCA for Date confirms that the random effect contributes minimally to variance (SD = 0.275). This aligns with its small variance estimate (0.07563) in the final model.</text:span></text:p>
        </text:list-item>
      </text:list>
      <text:p text:style-name="P136"/>
      <text:p text:style-name="P137"><text:span text:style-name="T138">6. R² Values</text:span></text:p>
      <text:soft-page-break/>
      <text:list text:style-name="LFO2">
        <text:list-item>
          <text:p text:style-name="P139"><text:span text:style-name="T140">Marginal R² (0.129)</text:span><text:span text:style-name="T141">: Proportion of variance explained by fixed effects.</text:span></text:p>
        </text:list-item>
        <text:list-item>
          <text:p text:style-name="P142"><text:span text:style-name="T143">Conditional R² (0.148)</text:span><text:span text:style-name="T144">: Includes variance explained by both fixed and random effects.</text:span></text:p>
        </text:list-item>
        <text:list-item>
          <text:p text:style-name="P145">This small difference confirms that the fixed effects explain most of the model's variance.</text:p>
        </text:list-item>
      </text:list>
      <text:p text:style-name="P146"/>
      <text:p text:style-name="P147"><text:span text:style-name="T148">7. Visualization and Post-hoc Trends</text:span></text:p>
      <text:p text:style-name="P149"><text:span text:style-name="T150">Interaction: IzDSI × TenureYears</text:span></text:p>
      <text:list text:style-name="LFO2">
        <text:list-item>
          <text:p text:style-name="P151">Positive slopes indicate increased tolerance as IzDSI increases, particularly at higher tenure years.</text:p>
        </text:list-item>
        <text:list-item>
          <text:p text:style-name="P152">At lower tenure years, IzDSI has a minimal effect on tolerance.</text:p>
        </text:list-item>
      </text:list>
      <text:p text:style-name="P153"><text:span text:style-name="T154">Interaction: TenureYears × VervetSeason</text:span></text:p>
      <text:list text:style-name="LFO2">
        <text:list-item>
          <text:p text:style-name="P155">Negative slopes in all seasons, with tolerance decreasing as TenureYears increase.</text:p>
        </text:list-item>
        <text:list-item>
          <text:p text:style-name="P156">The strongest decrease is observed in "Mating" and "Baby" seasons.</text:p>
        </text:list-item>
      </text:list>
      <text:p text:style-name="P157"><text:span text:style-name="T158">Post-Hoc Comparisons:</text:span></text:p>
      <text:list text:style-name="LFO1">
        <text:list-item>
          <text:p text:style-name="P159"><text:span text:style-name="T160">VervetSeason</text:span><text:span text:style-name="T161">:</text:span></text:p>
          <text:list text:continue-numbering="true">
            <text:list-item>
              <text:p text:style-name="P162"><text:span text:style-name="T163">Significant differences in<text:s/></text:span><text:span text:style-name="T164">TenureYears slopes</text:span><text:span text:style-name="T165"><text:s/>between seasons (e.g., Summer vs. Mating:<text:s/></text:span><text:span text:style-name="T166">p</text:span><text:span text:style-name="T167"><text:line-break/>=</text:span><text:span text:style-name="T168"><text:line-break/>0.0002</text:span><text:span text:style-name="T169"><text:line-break/></text:span><text:span text:style-name="T170"><text:line-break/></text:span><text:span text:style-name="T171">p = 0.0002</text:span><text:span text:style-name="T172"><text:line-break/></text:span><text:span text:style-name="T173">).</text:span></text:p>
            </text:list-item>
            <text:list-item>
              <text:p text:style-name="P174">No significant differences between "Mating" and "Winter" or "Winter" and "Baby."</text:p>
            </text:list-item>
          </text:list>
        </text:list-item>
        <text:list-item>
          <text:p text:style-name="P175"><text:span text:style-name="T176">IzELO across seasons</text:span><text:span text:style-name="T177">:</text:span></text:p>
          <text:list text:continue-numbering="true">
            <text:list-item>
              <text:p text:style-name="P178">Contrasts are non-estimable, likely due to insufficient variation within some levels.</text:p>
            </text:list-item>
          </text:list>
        </text:list-item>
      </text:list>
      <text:p text:style-name="P179"/>
      <text:p text:style-name="P180"><text:span text:style-name="T181">Conclusion</text:span></text:p>
      <text:p text:style-name="P182">The final model is statistically robust, explaining a modest proportion of variance (12.9% fixed effects, 14.8% total). The results highlight critical ecological and social predictors of tolerance (e.g., rank, season, tenure), supporting their inclusion in future studies.</text:p>
      <text:p text:style-name="P183"/>
      <text:p text:style-name="P184"/>
      <text:p text:style-name="P185"/>
      <text:p text:style-name="P186">FINAL MODEL</text:p>
      <text:p text:style-name="P187"/>
      <text:p text:style-name="P188"># BIN FINAL</text:p>
      <text:p text:style-name="P189"/>
      <text:p text:style-name="P190"># Final Model</text:p>
      <text:p text:style-name="P191">final_model &lt;- glmer(</text:p>
      <text:p text:style-name="P192"><text:s text:c="2"/>Tol ~ IzDSI:TenureYears + IzELO:AgeDir + VervetSeason + AgeDiff:AgeDir +</text:p>
      <text:p text:style-name="P193"><text:s text:c="4"/>AgeDir:VervetSeason + TenureYears:VervetSeason + (1|Date),</text:p>
      <text:p text:style-name="P194"><text:s text:c="2"/>control = glmerControl(optimizer = "bobyqa", optCtrl = list(maxfun = 100000)),</text:p>
      <text:p text:style-name="P195"><text:span text:style-name="T196"><text:s text:c="2"/></text:span><text:span text:style-name="T197">family = binomial,</text:span></text:p>
      <text:p text:style-name="P198"><text:s text:c="2"/>data = BexFinal</text:p>
      <text:p text:style-name="P199">)</text:p>
      <text:p text:style-name="P200"/>
      <text:p text:style-name="P201"/>
      <text:p text:style-name="P202"/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STIXGeneral" svg:font-family="STIXGeneral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fr" fo:country="CH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ung Kyaw Michael</dc:creator>
    <meta:creation-date>2024-12-30T10:49:00Z</meta:creation-date>
    <dc:date>2024-12-30T11:05:00Z</dc:date>
    <meta:template xlink:href="Normal.dotm" xlink:type="simple"/>
    <meta:editing-cycles>2</meta:editing-cycles>
    <meta:editing-duration>PT300S</meta:editing-duration>
    <meta:document-statistic meta:page-count="4" meta:paragraph-count="9" meta:word-count="708" meta:character-count="4599" meta:row-count="32" meta:non-whitespace-character-count="3900"/>
  </office:meta>
</office:document-meta>
</file>